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a65" officeooo:paragraph-rsid="0012ca65"/>
    </style:style>
    <style:style style:name="P2" style:family="paragraph" style:parent-style-name="Standard">
      <style:text-properties officeooo:rsid="001391ac" officeooo:paragraph-rsid="001391ac"/>
    </style:style>
    <style:style style:name="P3" style:family="paragraph" style:parent-style-name="Standard">
      <style:text-properties fo:font-weight="normal" officeooo:rsid="001391ac" officeooo:paragraph-rsid="001391ac" style:font-weight-asian="normal" style:font-weight-complex="normal"/>
    </style:style>
    <style:style style:name="P4" style:family="paragraph" style:parent-style-name="Standard">
      <style:text-properties fo:font-weight="normal" officeooo:rsid="001507af" officeooo:paragraph-rsid="001507af" style:font-weight-asian="normal" style:font-weight-complex="normal"/>
    </style:style>
    <style:style style:name="P5" style:family="paragraph" style:parent-style-name="Standard">
      <style:text-properties fo:font-weight="normal" officeooo:rsid="001869d0" officeooo:paragraph-rsid="001507af" style:font-weight-asian="normal" style:font-weight-complex="normal"/>
    </style:style>
    <style:style style:name="P6" style:family="paragraph" style:parent-style-name="Standard">
      <style:text-properties fo:font-weight="normal" officeooo:rsid="001869d0" officeooo:paragraph-rsid="001869d0" style:font-weight-asian="normal" style:font-weight-complex="normal"/>
    </style:style>
    <style:style style:name="P7" style:family="paragraph" style:parent-style-name="Standard">
      <style:text-properties fo:font-weight="normal" officeooo:rsid="001b5105" officeooo:paragraph-rsid="001b5105" style:font-weight-asian="normal" style:font-weight-complex="normal"/>
    </style:style>
    <style:style style:name="P8" style:family="paragraph" style:parent-style-name="Standard">
      <style:text-properties fo:font-weight="normal" officeooo:rsid="001c31cd" officeooo:paragraph-rsid="001c31cd" style:font-weight-asian="normal" style:font-weight-complex="normal"/>
    </style:style>
    <style:style style:name="P9" style:family="paragraph" style:parent-style-name="Standard">
      <style:text-properties fo:font-weight="normal" officeooo:rsid="00201509" officeooo:paragraph-rsid="00201509" style:font-weight-asian="normal" style:font-weight-complex="normal"/>
    </style:style>
    <style:style style:name="P10" style:family="paragraph" style:parent-style-name="Standard">
      <style:text-properties fo:font-weight="bold" officeooo:rsid="0012ca65" officeooo:paragraph-rsid="0012ca65" style:font-weight-asian="bold" style:font-weight-complex="bold"/>
    </style:style>
    <style:style style:name="P11" style:family="paragraph" style:parent-style-name="Standard">
      <style:text-properties fo:font-weight="bold" officeooo:rsid="001869d0" officeooo:paragraph-rsid="001869d0" style:font-weight-asian="bold" style:font-weight-complex="bold"/>
    </style:style>
    <style:style style:name="P12" style:family="paragraph" style:parent-style-name="Standard">
      <style:text-properties fo:font-weight="bold" officeooo:rsid="00201509" officeooo:paragraph-rsid="0020150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07af"/>
    </style:style>
    <style:style style:name="T3" style:family="text">
      <style:text-properties officeooo:rsid="001cf651"/>
    </style:style>
    <style:style style:name="T4" style:family="text">
      <style:text-properties officeooo:rsid="001e1a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ta Cleanup</text:p>
      <text:p text:style-name="P1"/>
      <text:p text:style-name="P1"><text:span text:style-name="T3">I first c</text:span>hecked for null values using <text:s/><text:span text:style-name="T1">print(data['GarageType'].value_counts()</text:span></text:p>
      <text:p text:style-name="P1"><text:span text:style-name="T1"/></text:p>
      <text:p text:style-name="P1">For each feature with null values I checked which values <text:span text:style-name="T3">were</text:span> the most prevalent and then referred to the info.txt file to check if the feature null values are actually supposed to be represented as “NA” or “None”</text:p>
      <text:p text:style-name="P2">e.g. <text:s/><text:span text:style-name="T1">print(data['GarageType'].value_counts())</text:span></text:p>
      <text:p text:style-name="P2"><text:span text:style-name="T1"/></text:p>
      <text:p text:style-name="P3">Some features were missing a small number of values <text:span text:style-name="T3">so </text:span>I replaced them with the median value<text:span text:style-name="T3"> for the quantitative data and</text:span> the most prevalent <text:span text:style-name="T2">value for the rest. I used the median value because after doing some quick research I found out that it’s usually the safest to use.</text:span></text:p>
      <text:p text:style-name="P3"/>
      <text:p text:style-name="P4">For example, the ‘Electrical’ feature was missing 1 value and after inspecting the value counts I found that most houses were fitted with the ‘Sbrkr’ value so I replaced that missing value with that.</text:p>
      <text:p text:style-name="P4">d<text:span text:style-name="T1">ata['Electrical'] = data['Electrical'].map(lambda x: "SBrkr" if pd.isnull(x) else x)</text:span></text:p>
      <text:p text:style-name="P4">The map function performs the supplied function on each row of the column</text:p>
      <text:p text:style-name="P5"/>
      <text:p text:style-name="P6">I then inspected the data using a correlation matrix</text:p>
      <text:p text:style-name="P11">corr_matrix = data.corr()</text:p>
      <text:p text:style-name="P11">print(corr_matrix["SalePrice"].sort_values(ascending=False))</text:p>
      <text:p text:style-name="P11"/>
      <text:p text:style-name="P6">This showed me how each feature correlates to my target label</text:p>
      <text:p text:style-name="P6">I then dropped a lot of the features that had a low amount of correlation to reduce the noise. <text:span text:style-name="T4">L</text:span>ater when I checked the difference, my model was giving me a better score</text:p>
      <text:p text:style-name="P6"/>
      <text:p text:style-name="P7">I then factorized all the features that were of type object (string) so that my data would work with a Regression model</text:p>
      <text:p text:style-name="P11"/>
      <text:p text:style-name="P11">def factorize_data(d):</text:p>
      <text:p text:style-name="P11"><text:s text:c="4"/>for x in range(d.shape[1]):</text:p>
      <text:p text:style-name="P11"><text:s text:c="8"/>if d.iloc[:, x].dtype == "object":</text:p>
      <text:p text:style-name="P11"><text:s text:c="12"/>d.iloc[:, x] = pd.factorize(d.iloc[:, x])[0]</text:p>
      <text:p text:style-name="P11"/>
      <text:p text:style-name="P11"><text:s text:c="4"/>return d</text:p>
      <text:p text:style-name="P6"/>
      <text:p text:style-name="P8">I then factorized the “MSSubClass” feature because it had numerical values that were mapped to classes in the info.txt file. This was done because the values had a varying amount of distance between them and would be misrepresented by the model as interval or ratio data.</text:p>
      <text:p text:style-name="P8"/>
      <text:p text:style-name="P8">After the factorization, the “MSSubClass” was giving me a much better correlation.</text:p>
      <text:p text:style-name="P8">Before: MSSubClass <text:s text:c="5"/>-0.084284</text:p>
      <text:p text:style-name="P8">After: <text:s text:c="2"/>MSSubClass <text:s text:c="5"/>-0.304234</text:p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Model Testing</text:p>
      <text:p text:style-name="P12"/>
      <text:p text:style-name="P9">I played around with some of the scale functions that scikitlearn provides to see if my data would benefit from any kind of scaling like min-max or standardizatio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22:05:59.717831658</meta:creation-date>
    <dc:date>2019-07-27T22:54:34.433853958</dc:date>
    <meta:editing-duration>PT48M30S</meta:editing-duration>
    <meta:editing-cycles>12</meta:editing-cycles>
    <meta:generator>LibreOffice/6.2.5.2$Linux_X86_64 LibreOffice_project/20$Build-2</meta:generator>
    <meta:document-statistic meta:table-count="0" meta:image-count="0" meta:object-count="0" meta:page-count="3" meta:paragraph-count="25" meta:word-count="347" meta:character-count="2226" meta:non-whitespace-character-count="1862"/>
  </office:meta>
</office:document-meta>
</file>